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0bf15d" officeooo:paragraph-rsid="000a0748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2ff8e" officeooo:paragraph-rsid="0012ff8e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5" style:family="paragraph" style:parent-style-name="Standard"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6" style:family="paragraph" style:parent-style-name="Standard">
      <style:paragraph-properties>
        <style:tab-stops>
          <style:tab-stop style:position="1.2083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7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Droid Sans Mono" fo:font-size="10pt" officeooo:paragraph-rsid="0012ff8e" style:font-size-asian="10pt" style:font-name-complex="Consolas1" style:font-size-complex="10pt"/>
    </style:style>
    <style:style style:name="P10" style:family="paragraph" style:parent-style-name="Standard">
      <style:text-properties style:font-name="Droid Sans Mono" fo:font-size="10pt" officeooo:rsid="001403c0" officeooo:paragraph-rsid="001403c0" style:font-size-asian="10pt" style:font-name-complex="Consolas1" style:font-size-complex="10pt"/>
    </style:style>
    <style:style style:name="P11" style:family="paragraph" style:parent-style-name="Standard">
      <style:text-properties style:font-name="TH Sarabun New" fo:font-size="16pt" fo:font-weight="normal" officeooo:rsid="000a0748" officeooo:paragraph-rsid="0012ff8e" style:font-size-asian="16pt" style:font-weight-asian="normal" style:font-name-complex="TH Sarabun New" style:font-size-complex="16pt" style:font-weight-complex="normal"/>
    </style:style>
    <style:style style:name="P12" style:family="paragraph" style:parent-style-name="Standard">
      <style:text-properties style:font-name="TH Sarabun New" fo:font-size="16pt" officeooo:rsid="00042436" officeooo:paragraph-rsid="001658a1" style:font-size-asian="16pt" style:font-name-complex="TH Sarabun New" style:font-size-complex="16pt"/>
    </style:style>
    <style:style style:name="P13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14" style:family="paragraph" style:parent-style-name="Standard">
      <style:text-properties style:font-name="Droid Sans Mono" fo:font-size="10pt" officeooo:rsid="001403c0" officeooo:paragraph-rsid="001403c0" style:font-size-asian="10pt" style:font-name-complex="Consolas1" style:font-size-complex="10pt"/>
    </style:style>
    <style:style style:name="P15" style:family="paragraph" style:parent-style-name="Standard">
      <style:text-properties style:font-name="Droid Sans Mono" fo:font-size="10pt" officeooo:rsid="001403c0" officeooo:paragraph-rsid="0012ff8e" style:font-size-asian="10pt" style:font-name-complex="Consolas1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17" style:family="paragraph" style:parent-style-name="Standard">
      <style:paragraph-properties fo:padding-left="0.0555in" fo:padding-right="0.0555in" fo:padding-top="0.0138in" fo:padding-bottom="0.0138in" fo:border="0.51pt solid #00000a"/>
      <style:text-properties style:font-name="Consolas" fo:font-size="10pt" fo:font-weight="normal" officeooo:rsid="001658a1" officeooo:paragraph-rsid="001658a1" style:font-size-asian="10pt" style:font-weight-asian="normal" style:font-name-complex="Consolas1" style:font-size-complex="10pt" style:font-weight-complex="normal"/>
    </style:style>
    <style:style style:name="P18" style:family="paragraph" style:parent-style-name="Heading_20_1">
      <style:text-properties officeooo:paragraph-rsid="0012ff8e" style:language-complex="th" style:country-complex="TH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ff8e" style:font-weight-asian="normal" style:font-weight-complex="normal"/>
    </style:style>
    <style:style style:name="T4" style:family="text">
      <style:text-properties fo:font-weight="normal" officeooo:rsid="001658a1" style:font-weight-asian="normal" style:font-weight-complex="normal"/>
    </style:style>
    <style:style style:name="T5" style:family="text">
      <style:text-properties officeooo:rsid="0012ff8e"/>
    </style:style>
    <style:style style:name="T6" style:family="text">
      <style:text-properties officeooo:rsid="001658a1"/>
    </style:style>
    <style:style style:name="T7" style:family="text">
      <style:text-properties style:font-name="Consolas" fo:font-size="10pt" fo:font-weight="normal" officeooo:rsid="001658a1" style:font-size-asian="10pt" style:font-weight-asian="normal" style:font-name-complex="Consolas1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p <text:span text:style-name="T6">Ordering</text:span></text:p>
      <text:p text:style-name="P12"><text:tab/><text:span text:style-name="T6">เราต้่องการใช้ CP::priority_queue มาช่วยในการหารายชื่อนิสิตที่ได้คะแนนสูงสุด K คนแรกจากรายชื่อนิสิตและคะแนนจำนวนN คน โดยให้แสดงผลเป็นรายชื่อนิสิตและคะแนนเรียงจากมากไปน้อย อย่างไรก็ตาม มีนิสิตหลายคนได้คะแนนเท่ากัน ในกรณีดังกล่าวนั้น เราจะต้องแสดงรายชื่อนิสิตเรียงตามลำดับตัวอักษร</text:span></text:p>
      <text:p text:style-name="P12"><text:span text:style-name="T6"><text:tab/>จงแก้ไขวิธีการประกาศตัวแปร CP::priority_queue ให้ทำการเรียงข้อมูลตามที่โจทย์กำหนดให้ </text:span></text:p>
      <text:p text:style-name="P1">ข้อบังคับ</text:p>
      <text:p text:style-name="P1"><text:tab/><text:span text:style-name="T2">โจทย์ข้อนี้จะมีไฟล์ </text:span><text:span text:style-name="T3">heap_</text:span><text:span text:style-name="T4">order</text:span><text:span text:style-name="T2">.cpp มาให้แล้ว โดยในไฟล์ดังกล่าวจะมี class </text:span><text:span text:style-name="T3">CP::priority_queue</text:span><text:span text:style-name="T2"> และ</text:span><text:span text:style-name="T4">ฟังก์ชัน</text:span><text:span text:style-name="T2"> main </text:span><text:span text:style-name="T4">มาให้ พร้อมกับคลาส student ซึ่งเป็นคลาสสำหรับเก็บข้อมูลนิสิต นอกจากนี้จะมีตัวแปรที่เป็น global variable ชื่อ pq ซึ่งเป็นตัวแปรประเภท CP::priority_queue </text:span><text:span text:style-name="T6">ห้ามทำการแก้ไขภายฟังก์ชัน main หรือ class CP::priority_queue แต่สามารถเปลี่ยนแปลงส่วนอื่น ๆ ได้ตามต้องการ และตัวแปร pq นั้นจะต้องเป็นประเภท CP::priority_queue เท่านั้น</text:span></text:p>
      <text:p text:style-name="P8"/>
      <text:p text:style-name="P2">คำอธิบาย<text:span text:style-name="T5">ฟังก์ชัน</text:span> main() </text:p>
      <text:p text:style-name="P11"><text:tab/><text:span text:style-name="T1">main จะทำการอ่านข้อมูลจาก keyboard ซึ่งระบุถึงค่า N และ K และทำการอ่านข้อมูลของนิสิตในรูปแบบ ชื่อ และ คะแนน มา โดยจะทำข้อมูลดังกล่าวใส่ลงไปใน priority_queue ในตัวแปร pq หลังจากนั้นจะทำการ pop ข้อมูลนิสิตจำนวน K คนออกมาแสดงผล บรรทัดละ 1 คน ตัวอย่างเช่น การพิมพ์ข้อมูลต่อไปนี้เข้าไป</text:span></text:p>
      <text:p text:style-name="P17">5 3</text:p>
      <text:p text:style-name="P17">Somying 90</text:p>
      <text:p text:style-name="P17">Nattee 0</text:p>
      <text:p text:style-name="P17">Somchai 90</text:p>
      <text:p text:style-name="P17">GodLike 100</text:p>
      <text:p text:style-name="P17">Dae 1</text:p>
      <text:p text:style-name="P16"><text:tab/>จะ<text:span text:style-name="T6">ได้ผลลัพธ์เป็น </text:span></text:p>
      <text:p text:style-name="P17">GodLike 100</text:p>
      <text:p text:style-name="P17">Somchai 90</text:p>
      <text:p text:style-name="P17">Somying 9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3-29T14:34:24.424852431</dc:date>
    <meta:editing-duration>PT9H35M38S</meta:editing-duration>
    <meta:editing-cycles>15</meta:editing-cycles>
    <meta:generator>LibreOffice/4.4.1.2$Linux_X86_64 LibreOffice_project/40m0$Build-2</meta:generator>
    <meta:document-statistic meta:table-count="0" meta:image-count="0" meta:object-count="0" meta:page-count="1" meta:paragraph-count="17" meta:word-count="716" meta:character-count="1032" meta:non-whitespace-character-count="957"/>
  </office:meta>
</office:document-meta>
</file>